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7.4639in" fo:margin-left="0.0354in" fo:margin-right="0.0007in" table:align="margins" style:writing-mode="lr-tb"/>
    </style:style>
    <style:style style:name="Table1.A" style:family="table-column">
      <style:table-column-properties style:column-width="0.4778in" style:rel-column-width="4195*"/>
    </style:style>
    <style:style style:name="Table1.B" style:family="table-column">
      <style:table-column-properties style:column-width="6.9861in" style:rel-column-width="61340*"/>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2.7813in" fo:margin-left="0.0444in" fo:margin-right="4.6743in" table:align="margins" style:writing-mode="lr-tb"/>
    </style:style>
    <style:style style:name="Table2.A" style:family="table-column">
      <style:table-column-properties style:column-width="0.4778in" style:rel-column-width="11257*"/>
    </style:style>
    <style:style style:name="Table2.B" style:family="table-column">
      <style:table-column-properties style:column-width="2.3035in" style:rel-column-width="54278*"/>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5in" fo:break-before="page" table:align="margins" style:may-break-between-rows="false" style:writing-mode="lr-tb"/>
    </style:style>
    <style:style style:name="Table4.A" style:family="table-column">
      <style:table-column-properties style:column-width="1.875in" style:rel-column-width="16383*"/>
    </style:style>
    <style:style style:name="Table4.B" style:family="table-column">
      <style:table-column-properties style:column-width="1.6896in" style:rel-column-width="14763*"/>
    </style:style>
    <style:style style:name="Table4.C" style:family="table-column">
      <style:table-column-properties style:column-width="1.6056in" style:rel-column-width="14029*"/>
    </style:style>
    <style:style style:name="Table4.D" style:family="table-column">
      <style:table-column-properties style:column-width="2.3299in" style:rel-column-width="20360*"/>
    </style:style>
    <style:style style:name="Table4.A1" style:family="table-cell" style:data-style-name="N5100">
      <style:table-cell-properties fo:background-color="transparent" fo:padding="0in" fo:border-left="0.0069in solid #000000" fo:border-right="none" fo:border-top="0.0069in solid #000000" fo:border-bottom="0.0069in solid #000000">
        <style:background-image/>
      </style:table-cell-properties>
    </style:style>
    <style:style style:name="Table4.D1" style:family="table-cell" style:data-style-name="N5100">
      <style:table-cell-properties fo:background-color="transparent" fo:padding="0in" fo:border="0.0069in solid #000000">
        <style:background-image/>
      </style:table-cell-properties>
    </style:style>
    <style:style style:name="Table4.A2" style:family="table-cell" style:data-style-name="N5100">
      <style:table-cell-properties fo:background-color="transparent" fo:padding="0in" fo:border-left="0.0069in solid #000000" fo:border-right="none" fo:border-top="none" fo:border-bottom="0.0069in solid #000000">
        <style:background-image/>
      </style:table-cell-properties>
    </style:style>
    <style:style style:name="Table4.B2" style:family="table-cell" style:data-style-name="N5000">
      <style:table-cell-properties fo:background-color="transparent" fo:padding="0in" fo:border-left="0.0069in solid #000000" fo:border-right="none" fo:border-top="none" fo:border-bottom="0.0069in solid #000000">
        <style:background-image/>
      </style:table-cell-properties>
    </style:style>
    <style:style style:name="Table4.D2" style:family="table-cell" style:data-style-name="N5000">
      <style:table-cell-properties fo:background-color="transparent" fo:padding="0in" fo:border-left="0.0069in solid #000000" fo:border-right="0.0069in solid #000000" fo:border-top="none" fo:border-bottom="0.0069in solid #000000">
        <style:background-image/>
      </style:table-cell-properties>
    </style:style>
    <style:style style:name="Glossary" style:family="table">
      <style:table-properties style:width="7.5021in" fo:margin-left="-0.0028in" fo:margin-right="0.0007in" fo:margin-top="0.05in" fo:margin-bottom="0.1in" fo:break-before="page" table:align="margins" style:writing-mode="lr-tb"/>
    </style:style>
    <style:style style:name="Glossary.A" style:family="table-column">
      <style:table-column-properties style:column-width="1.7396in" style:rel-column-width="15194*"/>
    </style:style>
    <style:style style:name="Glossary.B" style:family="table-column">
      <style:table-column-properties style:column-width="5.7625in" style:rel-column-width="50341*"/>
    </style:style>
    <style:style style:name="Glossary.1" style:family="table-row">
      <style:table-row-properties style:keep-together="true" fo:keep-together="auto"/>
    </style:style>
    <style:style style:name="Glossary.A1"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text-properties style:font-name="Tahoma" style:font-name-complex="Tahoma"/>
    </style:style>
    <style:style style:name="P4" style:family="paragraph" style:parent-style-name="Standard">
      <style:paragraph-properties fo:text-align="start" style:justify-single-word="false" style:snap-to-layout-grid="false"/>
    </style:style>
    <style:style style:name="P5" style:family="paragraph" style:parent-style-name="Table_20_Contents">
      <style:text-properties style:font-name="Tahoma"/>
    </style:style>
    <style:style style:name="P6" style:family="paragraph" style:parent-style-name="Table_20_Contents">
      <style:paragraph-properties fo:margin-top="0.0201in" fo:margin-bottom="0in"/>
      <style:text-properties fo:font-size="16pt" style:font-size-asian="16pt" style:font-size-complex="16pt"/>
    </style:style>
    <style:style style:name="P7" style:family="paragraph" style:parent-style-name="Table_20_Heading">
      <style:paragraph-properties fo:margin-top="0.0201in" fo:margin-bottom="0in"/>
      <style:text-properties fo:font-size="16pt" style:font-size-asian="16pt" style:font-size-complex="16pt"/>
    </style:style>
    <style:style style:name="P8" style:family="paragraph" style:parent-style-name="Heading_20_1">
      <style:paragraph-properties fo:break-before="page"/>
    </style:style>
    <style:style style:name="P9" style:family="paragraph" style:parent-style-name="Header">
      <style:text-properties fo:font-weight="bold" style:font-weight-asian="bold"/>
    </style:style>
    <style:style style:name="P10" style:family="paragraph" style:parent-style-name="Header">
      <style:paragraph-properties fo:text-align="start" style:justify-single-word="false">
        <style:tab-stops>
          <style:tab-stop style:position="3in" style:type="center"/>
          <style:tab-stop style:position="7.4307in" style:type="right"/>
        </style:tab-stops>
      </style:paragraph-properties>
      <style:text-properties fo:font-weight="bold" style:font-weight-asian="bold"/>
    </style:style>
    <style:style style:name="P11" style:family="paragraph" style:parent-style-name="Header">
      <style:paragraph-properties fo:text-align="start" style:justify-single-word="false">
        <style:tab-stops>
          <style:tab-stop style:position="3.5835in" style:type="center"/>
          <style:tab-stop style:position="7.4992in" style:type="right"/>
        </style:tab-stops>
      </style:paragraph-properties>
      <style:text-properties fo:font-weight="normal" style:font-weight-asian="normal" style:font-weight-complex="normal"/>
    </style:style>
    <style:style style:name="P12" style:family="paragraph" style:parent-style-name="Footer">
      <style:paragraph-properties fo:text-align="center" style:justify-single-word="false"/>
      <style:text-properties fo:color="#000000"/>
    </style:style>
    <style:style style:name="P13" style:family="paragraph" style:parent-style-name="Normal_20__28_Web_29_" style:list-style-name="WW8Num1">
      <style:paragraph-properties fo:margin-top="0.1945in" fo:margin-bottom="0in"/>
    </style:style>
    <style:style style:name="P14" style:family="paragraph" style:parent-style-name="Normal_20__28_Web_29_" style:list-style-name="WW8Num1">
      <style:paragraph-properties fo:margin-top="0in" fo:margin-bottom="0in"/>
    </style:style>
    <style:style style:name="P15" style:family="paragraph" style:parent-style-name="Normal_20__28_Web_29_" style:list-style-name="WW8Num1">
      <style:paragraph-properties fo:margin-top="0in" fo:margin-bottom="0in"/>
    </style:style>
    <style:style style:name="P16" style:family="paragraph" style:parent-style-name="Normal_20__28_Web_29_" style:list-style-name="WW8Num1">
      <style:paragraph-properties fo:margin-top="0in" fo:margin-bottom="0in"/>
    </style:style>
    <style:style style:name="P17" style:family="paragraph" style:parent-style-name="Normal_20__28_Web_29_" style:list-style-name="WW8Num1">
      <style:paragraph-properties fo:margin-top="0in" fo:margin-bottom="0in"/>
    </style:style>
    <style:style style:name="P18" style:family="paragraph" style:parent-style-name="Normal_20__28_Web_29_" style:list-style-name="WW8Num1">
      <style:paragraph-properties fo:margin-top="0in" fo:margin-bottom="0in"/>
    </style:style>
    <style:style style:name="P19" style:family="paragraph" style:parent-style-name="Normal_20__28_Web_29_" style:list-style-name="WW8Num1">
      <style:paragraph-properties fo:margin-top="0in" fo:margin-bottom="0in"/>
    </style:style>
    <style:style style:name="P20" style:family="paragraph" style:parent-style-name="Normal_20__28_Web_29_" style:list-style-name="WW8Num1">
      <style:paragraph-properties fo:margin-top="0in" fo:margin-bottom="0in"/>
    </style:style>
    <style:style style:name="P21" style:family="paragraph" style:parent-style-name="Normal_20__28_Web_29_" style:list-style-name="WW8Num1">
      <style:paragraph-properties fo:margin-top="0in" fo:margin-bottom="0in"/>
    </style:style>
    <style:style style:name="P22" style:family="paragraph" style:parent-style-name="Normal_20__28_Web_29_" style:list-style-name="WW8Num1">
      <style:paragraph-properties fo:margin-top="0in" fo:margin-bottom="0in"/>
    </style:style>
    <style:style style:name="P23" style:family="paragraph" style:parent-style-name="Normal_20__28_Web_29_" style:list-style-name="WW8Num1">
      <style:paragraph-properties fo:margin-top="0in" fo:margin-bottom="0in"/>
    </style:style>
    <style:style style:name="P24" style:family="paragraph" style:parent-style-name="Normal_20__28_Web_29_" style:list-style-name="WW8Num1">
      <style:paragraph-properties fo:margin-top="0in" fo:margin-bottom="0.1945in"/>
    </style:style>
    <style:style style:name="P25" style:family="paragraph" style:parent-style-name="Table_20_Contents">
      <style:text-properties style:font-name="Tahoma" style:font-name-complex="Tahoma"/>
    </style:style>
    <style:style style:name="P26" style:family="paragraph" style:parent-style-name="Heading_20_1" style:master-page-name="Standard">
      <style:text-properties fo:font-weight="bold" style:font-weight-asian="bold"/>
    </style:style>
    <style:style style:name="T1" style:family="text">
      <style:text-properties fo:font-weight="bold" style:font-weight-asian="bold"/>
    </style:style>
    <style:style style:name="T2" style:family="text">
      <style:text-properties fo:color="#006b3f" fo:font-size="13.5pt" fo:font-weight="bold" style:font-size-asian="13.5pt" style:font-weight-asian="bold" style:font-size-complex="13.5pt" style:font-weight-complex="bold"/>
    </style:style>
    <style:style style:name="T3" style:family="text">
      <style:text-properties fo:color="#006b3f" fo:font-size="13.5pt" style:font-size-asian="13.5pt" style:font-size-complex="13.5pt"/>
    </style:style>
    <style:style style:name="T4" style:family="text">
      <style:text-properties fo:color="#006b3f"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number:number-style style:name="N5000" number:language="en" number:country="CA">
      <number:number number:min-integer-digits="1"/>
    </number:number-style>
    <number:text-style style:name="N5100" number:language="en" number:country="CA">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Signal</text:h>
      <text:p text:style-name="Standard"><text:span text:style-name="T1">Signal reports</text:span> for <text:span text:style-name="T8">FM</text:span> operations are normally given in terms of receiver quieting. <text:s/>FM works by modulating or varying the frequency with the input signal and produces a constant amplitude signal. <text:s/>If an FM signal is larger in amplitude at your receiver than any natural or man-made noise, the signal will be <text:span text:style-name="T12">full quieting</text:span>. <text:s/>If some of the noise present at your antenna input has a larger amplitude than the desired FM signal, you will hear some <text:span text:style-name="T11">noise.</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4">Q5</text:p>
          </table:table-cell>
          <table:table-cell table:style-name="Table1.B1" office:value-type="string">
            <text:p text:style-name="P4">Full quieting, no noise</text:p>
          </table:table-cell>
        </table:table-row>
        <table:table-row table:style-name="Table1.1">
          <table:table-cell table:style-name="Table1.A1" office:value-type="string">
            <text:p text:style-name="P4">Q4</text:p>
          </table:table-cell>
          <table:table-cell table:style-name="Table1.B1" office:value-type="string">
            <text:p text:style-name="P4">Some noise, but can be monitored long term without excessive fatigue</text:p>
          </table:table-cell>
        </table:table-row>
        <table:table-row table:style-name="Table1.1">
          <table:table-cell table:style-name="Table1.A1" office:value-type="string">
            <text:p text:style-name="P4">Q3</text:p>
          </table:table-cell>
          <table:table-cell table:style-name="Table1.B1" office:value-type="string">
            <text:p text:style-name="P4">Significant noise, but can be fully understood with difficulty and with fatigue over time</text:p>
          </table:table-cell>
        </table:table-row>
        <table:table-row table:style-name="Table1.1">
          <table:table-cell table:style-name="Table1.A1" office:value-type="string">
            <text:p text:style-name="P4">Q2</text:p>
          </table:table-cell>
          <table:table-cell table:style-name="Table1.B1" office:value-type="string">
            <text:p text:style-name="P4">Overwhelming noise, some information can be understood, many repeats likely</text:p>
          </table:table-cell>
        </table:table-row>
        <table:table-row table:style-name="Table1.1">
          <table:table-cell table:style-name="Table1.A1" office:value-type="string">
            <text:p text:style-name="P4">Q1</text:p>
          </table:table-cell>
          <table:table-cell table:style-name="Table1.B1" office:value-type="string">
            <text:p text:style-name="P4">Just enough signal to know someone is there. <text:s/>You may recognize the voice.</text:p>
          </table:table-cell>
        </table:table-row>
        <table:table-row table:style-name="Table1.1">
          <table:table-cell table:style-name="Table1.A1" office:value-type="string">
            <text:p text:style-name="P4">Q0</text:p>
          </table:table-cell>
          <table:table-cell table:style-name="Table1.B1" office:value-type="string">
            <text:p text:style-name="P4">No signal present</text:p>
          </table:table-cell>
        </table:table-row>
      </table:table>
      <text:p text:style-name="Standard"/>
      <text:p text:style-name="Standard">Another way of looking at this system is by the amount of quieting as a percentage. <text:s/>Sometimes you will hear a report of “75% quieting”. <text:s/>The FM “Q” reports can also be thought of this way:</text:p>
      <text:p text:style-name="Standard"/>
      <table:table table:name="Table2" table:style-name="Table2">
        <table:table-column table:style-name="Table2.A"/>
        <table:table-column table:style-name="Table2.B"/>
        <table:table-row table:style-name="Table2.1">
          <table:table-cell table:style-name="Table2.A1" office:value-type="string">
            <text:p text:style-name="P2">Q5</text:p>
          </table:table-cell>
          <table:table-cell table:style-name="Table2.B1" office:value-type="string">
            <text:p text:style-name="P2">100% signal, <text:s text:c="4"/>0% noise</text:p>
          </table:table-cell>
        </table:table-row>
        <table:table-row table:style-name="Table2.1">
          <table:table-cell table:style-name="Table2.A1" office:value-type="string">
            <text:p text:style-name="P2">Q4</text:p>
          </table:table-cell>
          <table:table-cell table:style-name="Table2.B1" office:value-type="string">
            <text:p text:style-name="P2"><text:s text:c="2"/>80% signal, <text:s text:c="2"/>20% noise</text:p>
          </table:table-cell>
        </table:table-row>
        <table:table-row table:style-name="Table2.1">
          <table:table-cell table:style-name="Table2.A1" office:value-type="string">
            <text:p text:style-name="P2">Q3</text:p>
          </table:table-cell>
          <table:table-cell table:style-name="Table2.B1" office:value-type="string">
            <text:p text:style-name="P2"><text:s text:c="2"/>60% signal, <text:s text:c="2"/>40% noise</text:p>
          </table:table-cell>
        </table:table-row>
        <table:table-row table:style-name="Table2.1">
          <table:table-cell table:style-name="Table2.A1" office:value-type="string">
            <text:p text:style-name="P2">Q2</text:p>
          </table:table-cell>
          <table:table-cell table:style-name="Table2.B1" office:value-type="string">
            <text:p text:style-name="P2"><text:s text:c="2"/>40% signal, <text:s text:c="2"/>60% noise</text:p>
          </table:table-cell>
        </table:table-row>
        <table:table-row table:style-name="Table2.1">
          <table:table-cell table:style-name="Table2.A1" office:value-type="string">
            <text:p text:style-name="P2">Q1</text:p>
          </table:table-cell>
          <table:table-cell table:style-name="Table2.B1" office:value-type="string">
            <text:p text:style-name="P2"><text:s text:c="2"/>20% signal, <text:s text:c="2"/>80% noise</text:p>
          </table:table-cell>
        </table:table-row>
        <table:table-row table:style-name="Table2.1">
          <table:table-cell table:style-name="Table2.A1" office:value-type="string">
            <text:p text:style-name="P2">Q0</text:p>
          </table:table-cell>
          <table:table-cell table:style-name="Table2.B1" office:value-type="string">
            <text:p text:style-name="P2"><text:s text:c="4"/>0% signal, 100% noise</text:p>
          </table:table-cell>
        </table:table-row>
      </table:table>
      <text:p text:style-name="Standard"/>
      <text:p text:style-name="Standard">Remember, although guidelines exist, a signal report is still a <text:span text:style-name="T10">subjective report</text:span>.</text:p>
      <text:p text:style-name="Standard"/>
      <text:p text:style-name="Standard">On an <text:span text:style-name="T1">FM repeater</text:span>, the listener should have a <text:span text:style-name="T10">full quieting copy on the repeater itself</text:span>, which can be determined by listening to the repeater tail, after the courtesy tone before it drops out. <text:s/>The repeater voice and Morse ID will also be useful in determining the signal strength of the repeater.</text:p>
      <text:p text:style-name="Standard"/>
      <text:p text:style-name="Standard">When giving a signal report, also note any <text:span text:style-name="T11">artifacts</text:span> such as picket fencing, wind effects on the antenna or RF feedback which you have attributed to the signal. <text:s/>Some of these may be reported as audio issues. <text:s/>That's okay as long as the report is accurate. </text:p>
      <text:p text:style-name="Standard"/>
      <text:h text:style-name="Heading_20_1" text:outline-level="1"/>
      <text:h text:style-name="P8" text:outline-level="1">Audio</text:h>
      <text:p text:style-name="Text_20_body">The <text:span text:style-name="T1">audio characteristics</text:span> of the repeater should be considered <text:span text:style-name="T10">before</text:span> you give audio reports. <text:s/>Unfortunately, audio from the repeater itself (courtesy beeps, IDs, voice announcements, etc) cannot help you as that audio follows a different path in the repeater and can be set to different levels by the repeater maintainer. <text:s/>Your only option is to consider the average of all stations when forming an opinion about the repeater. <text:s/></text:p>
      <text:p text:style-name="Text_20_body">A meaningful <text:span text:style-name="T9">audio</text:span> report should include the following:</text:p>
      <text:list text:style-name="WW8Num1">
        <text:list-item>
          <text:p text:style-name="P13">Noting any <text:span text:style-name="T10">serious</text:span> problem sounds such as AC hum, alternator whine, audio feedback, audio distortion, intermittent dropouts, etc.</text:p>
        </text:list-item>
        <text:list-item>
          <text:p text:style-name="P14">Noting the existence and strength of:</text:p>
          <text:list>
            <text:list-item>
              <text:p text:style-name="P14">Distracting <text:span text:style-name="T10">background noises</text:span> (paper shuffling, desk bangs, car door <text:s/>etc)</text:p>
            </text:list-item>
            <text:list-item>
              <text:p text:style-name="P14">Keying transients</text:p>
            </text:list-item>
            <text:list-item>
              <text:p text:style-name="P14">Other <text:span text:style-name="T10">strange</text:span> sounds that are not part of the transmitting operator's speech.</text:p>
            </text:list-item>
          </text:list>
        </text:list-item>
        <text:list-item>
          <text:p text:style-name="P14">A <text:span text:style-name="T1">subjective description</text:span> of the <text:span text:style-name="T10">tonal response</text:span> of the speech itself, covering <text:span text:style-name="T10">bass, midrange, and treble</text:span>. </text:p>
          <text:list>
            <text:list-item>
              <text:p text:style-name="P14">The most important portion for intelligibility is <text:span text:style-name="T10">treble</text:span>, or high frequency response. This can be determined by how well you can hear the sibilants and fricatives of the operator's speech. <text:s/>T</text:p>
              <text:list>
                <text:list-item>
                  <text:p text:style-name="P14">The strength of the sound of the some representative letters (in approximate order from weakest to strongest) F, D, T, J, S, SH, CH. </text:p>
                </text:list-item>
              </text:list>
            </text:list-item>
            <text:list-item>
              <text:p text:style-name="P14"><text:span text:style-name="T10">Bass</text:span> response is somewhat limited by the speech pass band itself, but enough at the 300 Hz end of the pass band is noticeable, especially on headphones.</text:p>
              <text:list>
                <text:list-item>
                  <text:p text:style-name="P14">On a mis-aligned repeater, you may hear the sub-audible tone. <text:s/>This also depends on the receiving radio's audio pass-band response.</text:p>
                </text:list-item>
              </text:list>
            </text:list-item>
            <text:list-item>
              <text:p text:style-name="P14"><text:span text:style-name="T10">Midrange</text:span> is where most of the speech energy is concentrated, and lack of both midrange and bass will leave very little energy in the pass band, like listening on a tiny (and tinny) speaker. <text:s/></text:p>
            </text:list-item>
            <text:list-item>
              <text:p text:style-name="P24">Be careful not to confuse <text:span text:style-name="T1">your radio’s receiving audio response</text:span>, with that of the transmitting station. <text:s/>You know your radio, and you probably know the natural (or sometimes “radio”) voice of at least some transmitting stations.</text:p>
            </text:list-item>
          </text:list>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7">Station</text:p>
          </table:table-cell>
          <table:table-cell table:style-name="Table4.A1" office:value-type="float" office:value="0">
            <text:p text:style-name="P7">Report through Repeater</text:p>
          </table:table-cell>
          <table:table-cell table:style-name="Table4.A1" office:value-type="float" office:value="0">
            <text:p text:style-name="P7">Simplex report</text:p>
          </table:table-cell>
          <table:table-cell table:style-name="Table4.D1" office:value-type="float" office:value="0">
            <text:p text:style-name="P7">Audio</text:p>
          </table:table-cell>
        </table:table-row>
        <table:table-row>
          <table:table-cell table:style-name="Table4.A2" office:value-type="float" office:value="0">
            <text:p text:style-name="P6">Repeater</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Net Control (NCS)</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text:p text:style-name="P6"/>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1</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2</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3</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4</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5</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6</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7</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8</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9</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10</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11</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Station 12</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text:p text:style-name="P6"/>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Mobile 1</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Mobile 2</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Mobile 3</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Mobile 4</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Mobile 5</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text:p text:style-name="P6"/>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Portable 1</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Portable 2</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Portable 3</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Portable 4</text:p>
          </table:table-cell>
          <table:table-cell table:style-name="Table4.B2">
            <text:p text:style-name="P6"/>
          </table:table-cell>
          <table:table-cell table:style-name="Table4.B2">
            <text:p text:style-name="P6"/>
          </table:table-cell>
          <table:table-cell table:style-name="Table4.D2">
            <text:p text:style-name="P6"/>
          </table:table-cell>
        </table:table-row>
        <table:table-row>
          <table:table-cell table:style-name="Table4.A2" office:value-type="float" office:value="0">
            <text:p text:style-name="P6">Portable 5</text:p>
          </table:table-cell>
          <table:table-cell table:style-name="Table4.B2">
            <text:p text:style-name="P6"/>
          </table:table-cell>
          <table:table-cell table:style-name="Table4.B2">
            <text:p text:style-name="P6"/>
          </table:table-cell>
          <table:table-cell table:style-name="Table4.D2">
            <text:p text:style-name="P6"/>
          </table:table-cell>
        </table:table-row>
      </table:table>
      <table:table table:name="Glossary" table:style-name="Glossary">
        <table:table-column table:style-name="Glossary.A"/>
        <table:table-column table:style-name="Glossary.B"/>
        <table:table-row table:style-name="Glossary.1">
          <table:table-cell table:style-name="Glossary.A1" office:value-type="string">
            <text:p text:style-name="P5">CANS</text:p>
          </table:table-cell>
          <table:table-cell table:style-name="Glossary.A1" office:value-type="string">
            <text:p text:style-name="P5">Slang for RF filters often used in repeater installations. <text:s/>They look like cans.</text:p>
          </table:table-cell>
        </table:table-row>
        <table:table-row table:style-name="Glossary.1">
          <table:table-cell table:style-name="Glossary.A1" office:value-type="string">
            <text:p text:style-name="P5">COURTESY BEEP</text:p>
          </table:table-cell>
          <table:table-cell table:style-name="Glossary.A1" office:value-type="string">
            <text:p text:style-name="P25">The audible beep (or other signal) that occurs after the repeater's timeout timer is reset. Repeater users should pause between transmissions to let this reset occur and to let others break in. </text:p>
          </table:table-cell>
        </table:table-row>
        <table:table-row table:style-name="Glossary.1">
          <table:table-cell table:style-name="Glossary.A1" office:value-type="string">
            <text:p text:style-name="P5">CTCSS</text:p>
          </table:table-cell>
          <table:table-cell table:style-name="Glossary.A1" office:value-type="string">
            <text:p text:style-name="P25">Continuous-Tone-Coded Squelch System, sub-audible tones used for accessing some repeaters. These tones are in the frequency range of 67 Hertz to 250.3 Hertz. </text:p>
          </table:table-cell>
        </table:table-row>
        <table:table-row table:style-name="Glossary.1">
          <table:table-cell table:style-name="Glossary.A1" office:value-type="string">
            <text:p text:style-name="P5">DUPLEX</text:p>
          </table:table-cell>
          <table:table-cell table:style-name="Glossary.A1" office:value-type="string">
            <text:p text:style-name="P25">Operation using a pair of frequencies, one for transmit and one for receive, as when using a repeater.</text:p>
          </table:table-cell>
        </table:table-row>
        <table:table-row table:style-name="Glossary.1">
          <table:table-cell table:style-name="Glossary.A1" office:value-type="string">
            <text:p text:style-name="P5">FM</text:p>
          </table:table-cell>
          <table:table-cell table:style-name="Glossary.A1" office:value-type="string">
            <text:p text:style-name="P5">Frequency Modulation. Modulation technique which places information on a transmitted signal by modulating or varying the frequency. </text:p>
          </table:table-cell>
        </table:table-row>
        <table:table-row table:style-name="Glossary.1">
          <table:table-cell table:style-name="Glossary.A1" office:value-type="string">
            <text:p text:style-name="P5">FULL DUPLEX</text:p>
          </table:table-cell>
          <table:table-cell table:style-name="Glossary.A1" office:value-type="string">
            <text:p text:style-name="P25">Operation using a pair of frequencies, usually on separate bands, allowing simultaneous transmit and receive. <text:s/>A repeater can operate full duplex “in-band” because of the RF filters or “cans”</text:p>
          </table:table-cell>
        </table:table-row>
        <table:table-row table:style-name="Glossary.1">
          <table:table-cell table:style-name="Glossary.A1" office:value-type="string">
            <text:p text:style-name="P5">FULL QUIETING</text:p>
          </table:table-cell>
          <table:table-cell table:style-name="Glossary.A1" office:value-type="string">
            <text:p text:style-name="P5">A received signal having no noise in it.</text:p>
          </table:table-cell>
        </table:table-row>
        <table:table-row table:style-name="Glossary.1">
          <table:table-cell table:style-name="Glossary.A1" office:value-type="string">
            <text:p text:style-name="P5">INPUT FREQUENCY</text:p>
          </table:table-cell>
          <table:table-cell table:style-name="Glossary.A1" office:value-type="string">
            <text:p text:style-name="P25">The frequency on which a repeater listens.</text:p>
          </table:table-cell>
        </table:table-row>
        <table:table-row table:style-name="Glossary.1">
          <table:table-cell table:style-name="Glossary.A1" office:value-type="string">
            <text:p text:style-name="P5">KERCHUNK</text:p>
          </table:table-cell>
          <table:table-cell table:style-name="Glossary.A1" office:value-type="string">
            <text:p text:style-name="P25">To key a repeater without identifying your station. <text:s/>Sometimes used to get the repeater to transmit the tail or ID so you can judge your signal into a repeater or verify transmitted CTCSS tone selection. </text:p>
          </table:table-cell>
        </table:table-row>
        <table:table-row table:style-name="Glossary.1">
          <table:table-cell table:style-name="Glossary.A1" office:value-type="string">
            <text:p text:style-name="P5">MACHINE</text:p>
          </table:table-cell>
          <table:table-cell table:style-name="Glossary.A1" office:value-type="string">
            <text:p text:style-name="P25">Slang for repeater or repeater system.</text:p>
          </table:table-cell>
        </table:table-row>
        <table:table-row table:style-name="Glossary.1">
          <table:table-cell table:style-name="Glossary.A1" office:value-type="string">
            <text:p text:style-name="P5">NCS</text:p>
          </table:table-cell>
          <table:table-cell table:style-name="Glossary.A1" office:value-type="string">
            <text:p text:style-name="P5">Net Control Station</text:p>
          </table:table-cell>
        </table:table-row>
        <table:table-row table:style-name="Glossary.1">
          <table:table-cell table:style-name="Glossary.A1" office:value-type="string">
            <text:p text:style-name="P5">OUTPUT FREQUENCY</text:p>
          </table:table-cell>
          <table:table-cell table:style-name="Glossary.A1" office:value-type="string">
            <text:p text:style-name="P25">The frequency on which a repeater transmits.</text:p>
          </table:table-cell>
        </table:table-row>
        <table:table-row table:style-name="Glossary.1">
          <table:table-cell table:style-name="Glossary.A1" office:value-type="string">
            <text:p text:style-name="P5">PL</text:p>
          </table:table-cell>
          <table:table-cell table:style-name="Glossary.A1" office:value-type="string">
            <text:p text:style-name="P5">Private Line, the Motorola trademarked name for CTCSS. </text:p>
          </table:table-cell>
        </table:table-row>
        <table:table-row table:style-name="Glossary.1">
          <table:table-cell table:style-name="Glossary.A1" office:value-type="string">
            <text:p text:style-name="P5">PICKET FENCING</text:p>
          </table:table-cell>
          <table:table-cell table:style-name="Glossary.A1" office:value-type="string">
            <text:p text:style-name="P25">Flutter. How a signal sounds from a mobile station as your signal reinforces and cancels due to multi-path. <text:s/>This effect can be present if either station is moving or if moving objects are causing multi-path distortion of the signal (such as operating beside a highway).</text:p>
          </table:table-cell>
        </table:table-row>
        <table:table-row table:style-name="Glossary.1">
          <table:table-cell table:style-name="Glossary.A1" office:value-type="string">
            <text:p text:style-name="P5">SIMPLEX</text:p>
          </table:table-cell>
          <table:table-cell table:style-name="Glossary.A1" office:value-type="string">
            <text:p text:style-name="P25">Radio communications using the same transmit and receive frequency (Communication between two stations without the use of a repeater). </text:p>
          </table:table-cell>
        </table:table-row>
        <table:table-row table:style-name="Glossary.1">
          <table:table-cell table:style-name="Glossary.A1" office:value-type="string">
            <text:p text:style-name="P5">TRANSMIT OFFSET</text:p>
          </table:table-cell>
          <table:table-cell table:style-name="Glossary.A1" office:value-type="string">
            <text:p text:style-name="P5">The difference between the repeater user's transmit and receive frequencies. This offset is either + or - 600 kHz on most 2-meter repeaters.</text:p>
          </table:table-cell>
        </table:table-row>
        <table:table-row table:style-name="Glossary.1">
          <table:table-cell table:style-name="Glossary.A1" office:value-type="string">
            <text:p text:style-name="P5">WHITE NOISE</text:p>
          </table:table-cell>
          <table:table-cell table:style-name="Glossary.A1" office:value-type="string">
            <text:p text:style-name="P5">A random signal with a flat or equal power distribution at all frequencie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fo:margin-top="0.0402in" fo:margin-bottom="0.0598in"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1945in"/>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ab-stops>
          <style:tab-stop style:position="3in" style:type="center"/>
          <style:tab-stop style:position="7.4307in" style:type="right"/>
        </style:tab-stops>
      </style:paragraph-properties>
      <style:text-properties fo:font-weight="bold" style:font-weight-asian="bold"/>
    </style:style>
    <style:style style:name="P2" style:family="paragraph" style:parent-style-name="Header">
      <style:paragraph-properties fo:text-align="start" style:justify-single-word="false">
        <style:tab-stops>
          <style:tab-stop style:position="3.5835in" style:type="center"/>
          <style:tab-stop style:position="7.4992in" style:type="right"/>
        </style:tab-stops>
      </style:paragraph-properties>
      <style:text-properties fo:font-weight="normal" style:font-weight-asian="normal" style:font-weight-complex="normal"/>
    </style:style>
    <style:style style:name="P3" style:family="paragraph" style:parent-style-name="Footer">
      <style:paragraph-properties fo:text-align="center" style:justify-single-word="false"/>
      <style:text-properties fo:color="#000000"/>
    </style:style>
    <style:style style:name="P4" style:family="paragraph" style:parent-style-name="Header">
      <style:text-properties fo:font-weight="bold" style:font-weight-asian="bold"/>
    </style:style>
    <style:style style:name="P5"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T2" style:family="text">
      <style:text-properties fo:color="#006b3f" fo:font-size="13.5pt" fo:font-weight="bold" style:font-size-asian="13.5pt" style:font-weight-asian="bold" style:font-size-complex="13.5pt" style:font-weight-complex="bold"/>
    </style:style>
    <style:style style:name="T3" style:family="text">
      <style:text-properties fo:color="#006b3f" fo:font-size="13.5pt" style:font-size-asian="13.5pt" style:font-size-complex="13.5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fo:color="#006b3f" fo:font-size="10pt" style:font-size-asian="10pt" style:font-size-complex="10pt"/>
    </style:style>
    <style:page-layout style:name="pm1">
      <style:page-layout-properties fo:page-width="8.5in" fo:page-height="11in" style:num-format="1" style:print-orientation="portrait" fo:margin-top="0.5in" fo:margin-bottom="0.5in" fo:margin-left="0.5in" fo:margin-right="0.5in" style:shadow="none"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pm1">
      <style:header>
        <text:p text:style-name="P1">EMRG-709<text:tab/><text:tab/> <text:s text:c="5"/>FM Signal Report Exercise</text:p>
        <text:p text:style-name="P2">Version: 1.0 <text:tab/>Emergency Measures Radio Group<text:tab/>Classification: Public</text:p>
      </style:header>
      <style:footer>
        <text:p text:style-name="P3"><text:span text:style-name="T1">TRAINED VOLUNTEER RADIO OPERATORS PREPARED TO PROVIDE</text:span></text:p>
        <text:p text:style-name="P3"><text:span text:style-name="T1"><text:s/>COMMUNICATIONS IN AN EMERGENCY</text:span></text:p>
      </style:footer>
    </style:master-page>
    <style:master-page style:name="Convert_20_1" style:display-name="Convert 1" style:page-layout-name="pm2">
      <style:header>
        <text:p text:style-name="P4"/>
      </style:header>
      <style:footer>
        <text:p text:style-name="P5"><text:span text:style-name="T2">Emergency Measures Radio Group</text:span><text:span text:style-name="T3"> </text:span><text:line-break/><text:span text:style-name="T4">Ottawa ARES</text:span><text:span text:style-name="T1"> <text:line-break/></text:span><text:span text:style-name="T5">Two Names, One Group, One Purpose <text:line-break/>Service de liaison radio en cas d'urgence </text:span><text:span text:style-name="T1"><text:line-break/></text:span><text:span text:style-name="T6">Volunteer Emergency Radio Communications - Serving Ottawa Canada www.emrg.c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When listening </dc:title>
    <meta:initial-creator>Richard Hagemeyer</meta:initial-creator>
    <meta:creation-date>2008-04-26T16:07:00</meta:creation-date>
    <dc:creator>WF WF</dc:creator>
    <dc:date>2008-04-27T19:10:53</dc:date>
    <dc:language>en-US</dc:language>
    <meta:editing-cycles>17</meta:editing-cycles>
    <meta:editing-duration>PT4H7M43S</meta:editing-duration>
    <meta:user-defined meta:name="Info 1"/>
    <meta:user-defined meta:name="Info 2"/>
    <meta:user-defined meta:name="Info 3"/>
    <meta:user-defined meta:name="Info 4"/>
    <meta:document-statistic meta:table-count="4" meta:image-count="0" meta:object-count="0" meta:page-count="4" meta:paragraph-count="112" meta:word-count="1076" meta:character-count="6494"/>
  </office:meta>
</office:document-meta>
</file>